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63"/>
    <style:style style:name="ce5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lected strain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Cluster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Caja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iestia_megaterium_447_x:48</text:p>
          </table:table-cell>
          <table:table-cell table:style-name="ce1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utcliffiella_halmapalus_445_x: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us_infantis_161_d:12</text:p>
          </table:table-cell>
          <table:table-cell table:style-name="ce1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phylococcus_shinii_154_a:6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tcliffiella_horikoshii_98_b: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tcliffiella_horikoshii_448_b:72</text:p>
          </table:table-cell>
          <table:table-cell table:style-name="ce1" table:number-columns-repeated="2"/>
          <table:table-cell/>
          <table:table-cell table:style-name="ce1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aphylococcus_arlettae_99_b:64</text:p>
          </table:table-cell>
          <table:table-cell table:style-name="ce1" table:number-columns-repeated="2"/>
          <table:table-cell/>
          <table:table-cell table:style-name="ce1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ssellomorea_vietnamensis_25_x:58</text:p>
          </table:table-cell>
          <table:table-cell table:style-name="ce1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cillus_atrophaeus_90_x: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estia_endophyticus_148_x: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cillus_thuringiensis_111_x:28</text:p>
          </table:table-cell>
          <table:table-cell table:style-name="ce1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ricoccus_sp_26_a: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etabacillus_indicus_450_x:45</text:p>
          </table:table-cell>
          <table:table-cell table:style-name="ce1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rynebacterium_sp_29_x:38</text:p>
          </table:table-cell>
          <table:table-cell table:style-name="ce1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illus_altitudinis_23_x:3</text:p>
          </table:table-cell>
          <table:table-cell table:style-name="ce1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acillus_pumilus_145_b:22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cillus_inaquosorum_109_a:8 </text:p>
          </table:table-cell>
          <table:table-cell table:style-name="ce2" table:number-columns-repeated="3"/>
          <table:table-cell table:style-name="ce5"/>
          <table:table-cell table:style-name="ce2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coccus_luteus_149_a:46 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</table:table>
      <table:table table:name="beto strain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23_1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altitudin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145b_4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pumilus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CH111_4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thuringiensi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99B_3T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arletta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H161d_5T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infanti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40:44.255000000</meta:creation-date>
    <dc:date>2025-02-12T15:23:55.126000000</dc:date>
    <meta:editing-duration>PT9M5S</meta:editing-duration>
    <meta:editing-cycles>1</meta:editing-cycles>
    <meta:document-statistic meta:table-count="2" meta:cell-count="78" meta:object-count="0"/>
    <meta:generator>LibreOffice/24.2.3.2$Windows_X86_64 LibreOffice_project/433d9c2ded56988e8a90e6b2e771ee4e6a5ab2ba</meta:generator>
  </office:meta>
</office:document-meta>
</file>